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color="#000000" style:font-name="Times New Roman" fo:font-size="12pt" style:font-name-asian="Courier" style:font-size-asian="12pt" style:font-name-complex="Courier" style:font-size-complex="12pt"/>
    </style:style>
    <style:style style:name="P3"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4"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1" style:family="paragraph" style:parent-style-name="Standard">
      <style:paragraph-properties fo:margin-left="0in" fo:margin-right="0in" fo:margin-top="0in" fo:margin-bottom="0in" fo:line-height="100%" fo:text-indent="0in" style:auto-text-indent="false" style:text-autospace="none"/>
    </style:style>
    <style:style style:name="P12" style:family="paragraph" style:parent-style-name="Standard">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13" style:family="paragraph" style:parent-style-name="Standard" style:list-style-name="L2"/>
    <style:style style:name="P14" style:family="paragraph" style:parent-style-name="Standard" style:list-style-name="L1">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5" style:family="paragraph" style:parent-style-name="Standard" style:list-style-name="L1">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8" style:family="paragraph" style:parent-style-name="Standard" style:list-style-name="L2">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0"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1"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22"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23"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4" style:family="paragraph" style:parent-style-name="Heading_20_1">
      <style:text-properties fo:color="#000000" fo:font-weight="bold" style:font-weight-asian="bold" style:font-weight-complex="bold"/>
    </style:style>
    <style:style style:name="P25" style:family="paragraph" style:parent-style-name="Heading_20_1">
      <style:text-properties fo:font-weight="bold" style:font-weight-asian="bold" style:font-weight-complex="bold"/>
    </style:style>
    <style:style style:name="P26" style:family="paragraph" style:parent-style-name="Heading_20_1">
      <style:paragraph-properties fo:margin-left="0in" fo:margin-right="0in" fo:text-indent="0in" style:auto-text-indent="false"/>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asian="Courier"/>
    </style:style>
    <style:style style:name="T5" style:family="text">
      <style:text-properties style:font-name-asian="Courier" style:font-name-complex="Courier"/>
    </style:style>
    <style:style style:name="T6" style:family="text">
      <style:text-properties style:font-name="Arial"/>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style:font-name="Courier New" fo:font-size="10pt" style:font-name-asian="Courier" style:font-size-asian="10pt" style:font-name-complex="Courier" style:font-size-complex="10pt"/>
    </style:style>
    <style:style style:name="T11" style:family="text">
      <style:text-properties fo:color="#000000" style:font-name="Courier New" fo:font-size="10pt" style:font-name-asian="Courier" style:font-size-asian="10pt" style:font-name-complex="Courier" style:font-size-complex="10pt"/>
    </style:style>
    <style:style style:name="T12" style:family="text">
      <style:text-properties fo:color="#000000" style:font-name="Times New Roman" fo:font-size="12pt" style:font-name-asian="Courier" style:font-size-asian="12pt" style:font-name-complex="Courier" style:font-size-complex="12pt"/>
    </style:style>
    <style:style style:name="T13" style:family="text">
      <style:text-properties style:font-name="Courier"/>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font-name="Courier New" fo:font-size="10pt" style:font-size-asian="10pt" style:font-size-complex="10pt"/>
    </style:style>
    <style:style style:name="T17" style:family="text">
      <style:text-properties style:font-name-complex="Courie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681in" text:min-label-width="0.25in"/>
        <style:text-properties style:font-name="StarSymbol"/>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StarSymbol"/>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StarSymbol"/>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xCAT 2 <text:s/>How to Install Additional Software</text:p>
      <text:p text:style-name="P5">10/29/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a xlink:type="simple" xlink:href="#1.Introduction|outline" text:style-name="Internet_20_link" text:visited-style-name="Internet_20_link">1.0 Introduction</text:a><text:tab/>1</text:p>
          <text:p text:style-name="P27"><text:a xlink:type="simple" xlink:href="#2.Install Additional Software for Stateless Nodes|outline" text:style-name="Internet_20_link" text:visited-style-name="Internet_20_link">2.0 Install Additional Software for Stateless Nodes</text:a><text:tab/>1</text:p>
          <text:p text:style-name="P27"><text:a xlink:type="simple" xlink:href="#3.Install Additional Software for Stateful Nodes|outline" text:style-name="Internet_20_link" text:visited-style-name="Internet_20_link">3.0 Install Additional Software for Stateful Nodes</text:a><text:tab/>2</text:p>
          <text:p text:style-name="P27"><text:a xlink:type="simple" xlink:href="#4.Install Additional Software for Stateful Nodes after the Nodes are Up and Running|outline" text:style-name="Internet_20_link" text:visited-style-name="Internet_20_link">4.0 Install Additional Software for Stateful Nodes after the Nodes are Up and Running</text:a><text:tab/>3</text:p>
          <text:p text:style-name="P27"><text:a xlink:type="simple" xlink:href="#5.Rerun Postscripts or Run Addition Scripts with updatenode Command |outline" text:style-name="Internet_20_link" text:visited-style-name="Internet_20_link">5.0 Rerun Postscripts or Run Addition Scripts with updatenode Command </text:a><text:tab/>4</text:p>
          <text:p text:style-name="P27"><text:a xlink:type="simple" xlink:href="#Appendix: File Format for a otherpkgs.pkglist File|outline" text:style-name="Internet_20_link" text:visited-style-name="Internet_20_link"><text:s/>Appendix: File Format for a otherpkgs.pkglist File</text:a><text:tab/>4</text:p>
        </text:index-body>
      </text:table-of-content>
      <text:p text:style-name="Date"/>
      <text:p text:style-name="Date"/>
      <text:p text:style-name="P1"/>
      <text:h text:style-name="Heading_20_1" text:outline-level="1">Introduction</text:h>
      <text:p text:style-name="Standard"><text:s text:c="4"/>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Standard"><text:s text:c="3"/></text:p>
      <text:h text:style-name="P24" text:outline-level="1">Install Additional Software for Stateless Nodes</text:h>
      <text:p text:style-name="P8">1. copy the extra rpms you are going to add on to</text:p>
      <text:p text:style-name="P6"><text:s/><text:span text:style-name="T7">/install/post/otherpkgs/&lt;os&gt;/&lt;arch&gt;/*</text:span> <text:span text:style-name="T3">directory or its subdirectories where </text:span><text:span text:style-name="T7">&lt;os&gt; </text:span><text:span text:style-name="T3">and </text:span><text:span text:style-name="T7">&lt;arch&gt; </text:span><text:span text:style-name="T3">are defined in the </text:span><text:span text:style-name="T6">nodetype</text:span><text:span text:style-name="T3"> table. </text:span></text:p>
      <text:p text:style-name="P8">Use the following command to find out <text:span text:style-name="T8">&lt;os&gt; </text:span>and <text:span text:style-name="T2">&lt;</text:span><text:span text:style-name="T8">arch&gt;</text:span><text:span text:style-name="T2"> <text:s/></text:span>for a node.</text:p>
      <text:p text:style-name="P9"><text:s text:c="2"/><text:span text:style-name="T7">nodels node1 nodetype.os nodetype.arch</text:span> </text:p>
      <text:p text:style-name="P8"/>
      <text:p text:style-name="P8">2. add rpm names (without version number) with their subdirectories into</text:p>
      <text:p text:style-name="P6"><text:s/>/install/custom/netboot/&lt;ostype&gt;/profile.otherpkgs.pkglist <text:span text:style-name="T3">where</text:span></text:p>
      <text:p text:style-name="P6">&lt;profile&gt; <text:span text:style-name="T3">is defined in the </text:span>nodetype <text:span text:style-name="T3">table.</text:span> &lt;ostype&gt; <text:span text:style-name="T3">is the operating system name without the version number. The following os types are recognized by xCAT.</text:span></text:p>
      <text:list xml:id="list33378007" text:style-name="L1">
        <text:list-header>
          <text:p text:style-name="P14">centos </text:p>
          <text:p text:style-name="P14">fedora </text:p>
          <text:p text:style-name="P14">rh</text:p>
          <text:p text:style-name="P14">sles </text:p>
          <text:p text:style-name="P15"><text:s text:c="6"/>windows</text:p>
        </text:list-header>
      </text:list>
      <text:p text:style-name="P6"/>
      <text:p text:style-name="P6"><text:s/><text:span text:style-name="T3">Note: The default package lists are usually stored under</text:span></text:p>
      <text:p text:style-name="P6"><text:s/>/opt/xcat/share/xcat/netboot/&lt;ostype&gt;/ <text:span text:style-name="T3">directory.</text:span></text:p>
      <text:p text:style-name="P8"><text:soft-page-break/></text:p>
      <text:p text:style-name="P8">For example, file <text:span text:style-name="T8">/install/custom/netboot/sles/compute.otherpkgs.pkglist</text:span> will look like this if you want to add RSCT packages (src, rsct.core and rsct.core.utils):</text:p>
      <text:p text:style-name="P10"><text:s text:c="2"/>src </text:p>
      <text:p text:style-name="P6"><text:s text:c="2"/>rsct.core </text:p>
      <text:p text:style-name="P10"><text:span text:style-name="T13"><text:s text:c="2"/></text:span>rsct.core.utils</text:p>
      <text:p text:style-name="P8">If you have copied the rpms into a subdirectory, say rsct, then the file should be look like this:</text:p>
      <text:p text:style-name="P10"><text:s text:c="2"/>rsct/src </text:p>
      <text:p text:style-name="P6"><text:s text:c="2"/>rsct/rsct.core </text:p>
      <text:p text:style-name="P10"><text:span text:style-name="T13"><text:s text:c="2"/>rsct/</text:span>rsct.core.utils</text:p>
      <text:p text:style-name="P8">Please see Appendix for the format of a <text:span text:style-name="T8">otherpkgs.pkglist </text:span>file.</text:p>
      <text:p text:style-name="P8"/>
      <text:p text:style-name="P6"><text:span text:style-name="T3">3.run </text:span>/opt/xcat/share/xcat/netboot/&lt;ostype&gt;/genimage, <text:span text:style-name="T3">the extra rpms are automatically installed into the image. Then run </text:span><text:span text:style-name="T7">packimage</text:span><text:span text:style-name="T3">. </text:span></text:p>
      <text:p text:style-name="P6"><text:s/></text:p>
      <text:p text:style-name="P6"><text:span text:style-name="T3">4</text:span>.<text:span text:style-name="T3">if you have additional configuration scripts for the software that would like to run after the node is boot up, copy the script to /install/postscripts directory and add the confirmation script to the </text:span><text:span text:style-name="T7">postscripts</text:span><text:span text:style-name="T3"> table.</text:span></text:p>
      <text:p text:style-name="P6"><text:span text:style-name="T3"><text:s text:c="4"/></text:span><text:span text:style-name="T7">cp myconfigsctipt </text:span>/install/postscripts/</text:p>
      <text:p text:style-name="P6"><text:s text:c="2"/>chtab node=compute postscripts.postscripts=myconfigsctipt</text:p>
      <text:p text:style-name="P6"/>
      <text:p text:style-name="P3"/>
      <text:p text:style-name="P3">After setting up, deploy the node as usual. The addition software will be installed and configured during the node deployment.</text:p>
      <text:p text:style-name="P3"/>
      <text:h text:style-name="P24" text:outline-level="1">Install Additional Software for Stateful Nodes</text:h>
      <text:p text:style-name="P8">1. copy the extra rpms you are going to add on to</text:p>
      <text:p text:style-name="P6"><text:s/><text:span text:style-name="T7">/install/post/otherpkgs/&lt;os&gt;/&lt;arch&gt;/*</text:span> <text:span text:style-name="T3">directory or its subdirectories where </text:span><text:span text:style-name="T7">&lt;os&gt; </text:span><text:span text:style-name="T3">and </text:span><text:span text:style-name="T7">&lt;arch&gt; </text:span><text:span text:style-name="T3">are defined in the </text:span><text:span text:style-name="T6">nodetype</text:span><text:span text:style-name="T3"> table.</text:span></text:p>
      <text:p text:style-name="P8">Use the following command to find out <text:span text:style-name="T8">&lt;os&gt; </text:span>and <text:span text:style-name="T2">&lt;</text:span><text:span text:style-name="T8">arch&gt;</text:span><text:span text:style-name="T2"> <text:s/></text:span>for a node.</text:p>
      <text:p text:style-name="P9"><text:s text:c="2"/><text:span text:style-name="T7">nodels node1 nodetype.os nodetype.arch</text:span> </text:p>
      <text:p text:style-name="P8"/>
      <text:p text:style-name="P8">2. [only for Linux]</text:p>
      <text:p text:style-name="P11">you should create repodata for the <text:span text:style-name="T8">/install/post/otherpkgs/&lt;os&gt;/&lt;arch&gt;/ </text:span><text:span text:style-name="T3">directory</text:span><text:span text:style-name="T8">. </text:span><text:span text:style-name="T12">The repodata is necessary for “yum” and “zypper” to know about the repository. </text:span></text:p>
      <text:p text:style-name="P12"/>
      <text:p text:style-name="P12">The command “createrepo” is used to create repodata, before executing the command, please make sure the “createrepo” rpm package is installed. Remember that on SLES11, the “createrepo” rpm package is in the SLE-11-SDK-DVD Media 1 ISO, not in the install ISO.</text:p>
      <text:p text:style-name="P12"/>
      <text:p text:style-name="P11"><text:span text:style-name="T12">After “createrepo” is installed, run the following command to create repodata for the directory </text:span><text:span text:style-name="T11">/install/post/otherpkgs/&lt;os&gt;/&lt;arch&gt;/.</text:span></text:p>
      <text:p text:style-name="P10"><text:s/>createrepo /install/post/otherpkgs/&lt;os&gt;/&lt;arch&gt;/</text:p>
      <text:p text:style-name="P10"/>
      <text:p text:style-name="P8"><text:soft-page-break/>3. add rpm names (without version number) with their subdirectories into</text:p>
      <text:p text:style-name="P6"><text:s/>/install/custom/install/&lt;ostype&gt;/profile.otherpkgs.pkglist <text:span text:style-name="T3">where</text:span></text:p>
      <text:p text:style-name="P6">&lt;profile&gt; <text:span text:style-name="T3">is defined in the </text:span>nodetype <text:span text:style-name="T3">table.</text:span> &lt;ostype&gt; <text:span text:style-name="T3">is the operating system name without the version number. The following os types are recognized by xCAT.</text:span></text:p>
      <text:list xml:id="list33645537" text:continue-numbering="true" text:style-name="L1">
        <text:list-header>
          <text:p text:style-name="P14">centos </text:p>
          <text:p text:style-name="P14">fedora </text:p>
          <text:p text:style-name="P14">rh</text:p>
          <text:p text:style-name="P14">sles </text:p>
          <text:p text:style-name="P15"><text:s text:c="6"/>windows</text:p>
        </text:list-header>
      </text:list>
      <text:p text:style-name="P6"/>
      <text:p text:style-name="P6"><text:s/><text:span text:style-name="T3">Note: The default package lists are usually stored under</text:span></text:p>
      <text:p text:style-name="P6"><text:s/>/opt/xcat/share/xcat/install/&lt;ostype&gt;/ <text:span text:style-name="T3">directory.</text:span></text:p>
      <text:p text:style-name="P8"/>
      <text:p text:style-name="P8">For example, file <text:span text:style-name="T8">/install/custom/netboot/sles/compute.otherpkgs.pkglist</text:span> will look like this if you want to add RSCT packages (src, rsct.core and rsct.core.utils):</text:p>
      <text:p text:style-name="P10"><text:s text:c="2"/>src </text:p>
      <text:p text:style-name="P6"><text:s text:c="2"/>rsct.core </text:p>
      <text:p text:style-name="P10"><text:span text:style-name="T13"><text:s text:c="2"/></text:span>rsct.core.utils</text:p>
      <text:p text:style-name="P8">If you have copied the rpms into a subdirectory, say rsct, then the file should be look like this:</text:p>
      <text:p text:style-name="P10"><text:s text:c="2"/>rsct/src </text:p>
      <text:p text:style-name="P6"><text:s text:c="2"/>rsct/rsct.core </text:p>
      <text:p text:style-name="P10"><text:span text:style-name="T13"><text:s text:c="2"/>rsct/</text:span>rsct.core.utils</text:p>
      <text:p text:style-name="P8">Please see Appendix for the format of a <text:span text:style-name="T8">otherpkgs.pkglist </text:span>file.</text:p>
      <text:p text:style-name="P10"/>
      <text:p text:style-name="P6"><text:span text:style-name="T3">3.add the word </text:span>'otherpkgs' <text:span text:style-name="T3">to the</text:span> postscripts <text:span text:style-name="T3">table. For example:</text:span></text:p>
      <text:p text:style-name="P6"><text:s/>chtab node=compute postscripts.postcripts=otherpkgs</text:p>
      <text:p text:style-name="P6"><text:s/></text:p>
      <text:p text:style-name="P6"><text:span text:style-name="T3">4</text:span>.<text:span text:style-name="T3">if you have additional configuration scripts for the software that would like to run after the node is boot up, <text:s/>copy the script to /install/postscripts directory and add the confirmation script to the </text:span><text:span text:style-name="T7">postscripts</text:span><text:span text:style-name="T3"> table.</text:span></text:p>
      <text:p text:style-name="P6"><text:span text:style-name="T3"><text:s text:c="4"/></text:span><text:span text:style-name="T7">cp myconfigsctipt </text:span>/install/postscripts/</text:p>
      <text:p text:style-name="P6"><text:s text:c="2"/>chtab node=compute postscripts.postscripts=otherpkgs,myconfigsctipt</text:p>
      <text:p text:style-name="P6"/>
      <text:p text:style-name="P3">After setting up, deploy the node as usual. The addition software will be installed and configured during the node deployment.</text:p>
      <text:p text:style-name="P3"/>
      <text:h text:style-name="Heading_20_1" text:outline-level="1"><text:span text:style-name="T1">Install Additional Software for Stateful Nodes after the Nodes are Up and Running</text:span></text:h>
      <text:p text:style-name="P4">1. follow step 1-4 in chapter 3.</text:p>
      <text:p text:style-name="P4"/>
      <text:p text:style-name="P8">2. run updatenode command</text:p>
      <text:p text:style-name="P6"><text:span text:style-name="T3"><text:s text:c="2"/></text:span><text:span text:style-name="T7">updatenode noderange otherpkgs</text:span></text:p>
      <text:p text:style-name="P8"/>
      <text:p text:style-name="P8">If you have configuration script, run</text:p>
      <text:p text:style-name="P2"><text:span text:style-name="T1"><text:s text:c="2"/></text:span><text:span text:style-name="T9">updatenode &lt;noderange&gt; otherpkgs,myconfigscript <text:s text:c="4"/></text:span></text:p>
      <text:p text:style-name="P4"/>
      <text:h text:style-name="P25" text:outline-level="1"><text:soft-page-break/>Rerun Postscripts or Run Addition Scripts with updatenode Command </text:h>
      <text:p text:style-name="P7"><text:span text:style-name="T5">You can use </text:span><text:span text:style-name="T10">updatenode</text:span><text:span text:style-name="T5"> command to perform the following functions after the nodes are up and running:</text:span></text:p>
      <text:list xml:id="list33372703" text:style-name="L2">
        <text:list-item>
          <text:p text:style-name="P18">install additional software for stateful nodes (described in chapter 4) </text:p>
        </text:list-item>
        <text:list-item>
          <text:p text:style-name="P13"><text:span text:style-name="T5">run postscripts defined in the </text:span><text:span text:style-name="T10">postscripts</text:span><text:span text:style-name="T5"> table for both stateful and stateless nodes. <text:s/></text:span></text:p>
        </text:list-item>
        <text:list-item>
          <text:p text:style-name="P18">run any script for both stateful and stateless nodes.</text:p>
          <text:p text:style-name="P20">The later 2 functions works on AIX as well. </text:p>
          <text:p text:style-name="P20"/>
          <text:p text:style-name="P20">The following are some examples of how to use it:</text:p>
          <text:p text:style-name="P20">To re-run all the postscripts for the nodes:</text:p>
          <text:p text:style-name="P13"><text:span text:style-name="T5"><text:s text:c="2"/></text:span><text:span text:style-name="T10"><text:s/>updatenode &lt;noderange&gt; </text:span></text:p>
          <text:p text:style-name="P23"/>
          <text:p text:style-name="P20">To re-run the syslog postscripts for the nodes:</text:p>
          <text:p text:style-name="P13"><text:span text:style-name="T5"><text:s text:c="2"/></text:span><text:span text:style-name="T10"><text:s/>updatenode &lt;noderange&gt; syslog</text:span></text:p>
          <text:p text:style-name="P20"/>
          <text:p text:style-name="P21">To run a list of scripts, make sure the scripts are copied to /install/postscripts directory, then</text:p>
          <text:p text:style-name="P22"><text:span text:style-name="T5"><text:s/></text:span><text:span text:style-name="T10"><text:s text:c="2"/>updatenode &lt;noderange&gt; script1,script2</text:span></text:p>
          <text:p text:style-name="P21"/>
          <text:p text:style-name="P22"><text:span text:style-name="T5">Note: </text:span><text:span text:style-name="T10">script1,script2 </text:span><text:span text:style-name="T5">may or may not be defined in the </text:span><text:span text:style-name="T10">postscripts</text:span><text:span text:style-name="T5"> table. However if <text:s/>you want script1 and script2 get invoked next time the nodes are deployed, add them into the </text:span><text:span text:style-name="T10">postscripts</text:span><text:span text:style-name="T5"> table.</text:span></text:p>
        </text:list-item>
      </text:list>
      <text:h text:style-name="P26" text:outline-level="1"><text:span text:style-name="T5">Appendix: File Format for a otherpkgs.pkglist File</text:span></text:h>
      <text:p text:style-name="P8">A simple <text:span text:style-name="T8">otherpkgs.pkglist </text:span>file just contains the the name of the rpm file without the version numbers. </text:p>
      <text:p text:style-name="P8">For example, if you put the following three rpms under <text:span text:style-name="T8">/install/post/otherpkgs/&lt;os&gt;/&lt;arch&gt;/ </text:span><text:span text:style-name="T14">directory</text:span><text:span text:style-name="T8">,</text:span></text:p>
      <text:p text:style-name="P8"><text:span text:style-name="T8"><text:s text:c="4"/>rsct.core-2.5.3.1-09120.ppc.rpm <text:s/></text:span></text:p>
      <text:p text:style-name="P8"><text:span text:style-name="T8"><text:s text:c="4"/>rsct.core.utils-2.5.3.1-09118.ppc.rpm <text:s/></text:span></text:p>
      <text:p text:style-name="P8"><text:span text:style-name="T8"><text:s text:c="4"/>src-1.3.0.4-09118.ppc.rpm</text:span></text:p>
      <text:p text:style-name="P8">The otherpkgs.pkglist file will be like this:</text:p>
      <text:p text:style-name="P10"><text:s text:c="3"/>src </text:p>
      <text:p text:style-name="P6"><text:s text:c="3"/>rsct.core </text:p>
      <text:p text:style-name="P10"><text:span text:style-name="T13"><text:s text:c="3"/></text:span>rsct.core.utils</text:p>
      <text:p text:style-name="P10"><text:span text:style-name="T3"><text:s/></text:span></text:p>
      <text:p text:style-name="P8">If you create a subdirectory under <text:span text:style-name="T8">/install/post/otherpkgs/&lt;os&gt;/&lt;arch&gt;/, </text:span><text:span text:style-name="T14">say</text:span><text:span text:style-name="T8"> rsct, </text:span>the <text:span text:style-name="T8">otherpkgs.pkglist</text:span> file will be like this:</text:p>
      <text:p text:style-name="P10"><text:s text:c="2"/>rsct/src </text:p>
      <text:p text:style-name="P6"><text:s text:c="2"/>rsct/rsct.core </text:p>
      <text:p text:style-name="P10"><text:span text:style-name="T13"><text:s text:c="2"/>rsct/</text:span>rsct.core.utils</text:p>
      <text:p text:style-name="P10"/>
      <text:p text:style-name="P8">You can group some rpms in a file and include that file in the <text:s/><text:span text:style-name="T8">otherpkgs.pkglist</text:span> file using <text:span text:style-name="T8">#INCLUDE:&lt;file&gt;#</text:span> format.</text:p>
      <text:p text:style-name="P10"><text:s text:c="2"/>rsct/src </text:p>
      <text:p text:style-name="P6"><text:s text:c="2"/>rsct/rsct.core </text:p>
      <text:p text:style-name="P10"><text:soft-page-break/><text:span text:style-name="T13"><text:s text:c="2"/>rsct/</text:span>rsct.core.utils</text:p>
      <text:p text:style-name="P10"><text:s text:c="2"/>#INCLUDE:/install/post/otherpkgs/myotherlist#</text:p>
      <text:p text:style-name="P10"><text:span text:style-name="T3">where</text:span> /install/post/otherpkgs/myotherlist <text:span text:style-name="T3">is another package list file that follows the same format. </text:span></text:p>
      <text:p text:style-name="P10"><text:span text:style-name="T3"/></text:p>
      <text:p text:style-name="P8">You can also specify in this file that certain rpms to be removed before installing the new software. <text:s/>This is done by adding '-' before the rpm names you want to remove. For example: </text:p>
      <text:p text:style-name="P10"><text:s text:c="2"/>rsct/src </text:p>
      <text:p text:style-name="P6"><text:s text:c="2"/>rsct/rsct.core </text:p>
      <text:p text:style-name="P10"><text:span text:style-name="T13"><text:s text:c="2"/>rsct/</text:span>rsct.core.utils</text:p>
      <text:p text:style-name="P10"><text:s text:c="2"/>#INCLUDE:/install/post/otherpkgs/myotherlist#</text:p>
      <text:p text:style-name="P10"><text:span text:style-name="T3"><text:s text:c="4"/></text:span><text:span text:style-name="T13">-perl-doc</text:span></text:p>
      <text:p text:style-name="P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How to Install Additional Software</dc:title>
    <meta:initial-creator>IBM_USER</meta:initial-creator>
    <meta:creation-date>2008-03-11T09:00:00</meta:creation-date>
    <dc:date>2009-10-29T13:53:18.59</dc:date>
    <meta:printed-by>Ling Gao</meta:printed-by>
    <meta:print-date>2008-05-30T09:51:10</meta:print-date>
    <meta:editing-cycles>213</meta:editing-cycles>
    <meta:editing-duration>PT73H58M50S</meta:editing-duration>
    <meta:document-statistic meta:table-count="0" meta:image-count="0" meta:object-count="0" meta:page-count="5" meta:paragraph-count="125" meta:word-count="1083" meta:character-count="7685"/>
    <meta:user-defined meta:name="Info 1"/>
    <meta:user-defined meta:name="Info 2"/>
    <meta:user-defined meta:name="Info 3"/>
    <meta:user-defined meta:name="Info 4"/>
  </office:meta>
</office:document-meta>
</file>